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-Vars.A8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8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5af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a4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fec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1ef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6de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5af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8f797" officeooo:paragraph-rsid="0028f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aed2" officeooo:paragraph-rsid="0020aed2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eb6" officeooo:paragraph-rsid="0039ee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5604" officeooo:paragraph-rsid="003b56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358d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40f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309b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3e1f" officeooo:paragraph-rsid="00413e1f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style:font-name="Source Code Pro" officeooo:rsid="0026de69"/>
    </style:style>
    <style:style style:name="T4" style:family="text">
      <style:text-properties officeooo:rsid="00200e53"/>
    </style:style>
    <style:style style:name="T5" style:family="text">
      <style:text-properties officeooo:rsid="00204fec"/>
    </style:style>
    <style:style style:name="T6" style:family="text">
      <style:text-properties officeooo:rsid="002172da"/>
    </style:style>
    <style:style style:name="T7" style:family="text">
      <style:text-properties officeooo:rsid="002458ac"/>
    </style:style>
    <style:style style:name="T8" style:family="text">
      <style:text-properties officeooo:rsid="00248d3e"/>
    </style:style>
    <style:style style:name="T9" style:family="text">
      <style:text-properties officeooo:rsid="00267129"/>
    </style:style>
    <style:style style:name="T10" style:family="text">
      <style:text-properties officeooo:rsid="00269a66"/>
    </style:style>
    <style:style style:name="T11" style:family="text">
      <style:text-properties officeooo:rsid="00317ff0"/>
    </style:style>
    <style:style style:name="T12" style:family="text">
      <style:text-properties officeooo:rsid="0032275e"/>
    </style:style>
    <style:style style:name="T13" style:family="text">
      <style:text-properties officeooo:rsid="0038ce53"/>
    </style:style>
    <style:style style:name="T14" style:family="text">
      <style:text-properties officeooo:rsid="003c4fe6"/>
    </style:style>
    <style:style style:name="T15" style:family="text">
      <style:text-properties officeooo:rsid="0040f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24">Var</text:p>
          </table:table-cell>
          <table:table-cell table:style-name="Table1-Vars.A1" office:value-type="string">
            <text:p text:style-name="P24">Short description</text:p>
          </table:table-cell>
          <table:table-cell table:style-name="Table1-Vars.A1" office:value-type="string">
            <text:p text:style-name="P24">Description</text:p>
          </table:table-cell>
          <table:table-cell table:style-name="Table1-Vars.A1" office:value-type="string">
            <text:p text:style-name="P24">Type</text:p>
          </table:table-cell>
          <table:table-cell table:style-name="Table1-Vars.E1" office:value-type="string">
            <text:p text:style-name="P24">Notes</text:p>
          </table:table-cell>
        </table:table-row>
        <table:table-row table:style-name="Table1-Vars.2">
          <table:table-cell table:style-name="Table1-Vars.A2" office:value-type="string">
            <text:p text:style-name="P26">tsda</text:p>
          </table:table-cell>
          <table:table-cell table:style-name="Table1-Vars.A2" office:value-type="string">
            <text:p text:style-name="P3">total_size_data</text:p>
          </table:table-cell>
          <table:table-cell table:style-name="Table1-Vars.A2" office:value-type="string">
            <text:p text:style-name="P2">Total records/rows number</text:p>
          </table:table-cell>
          <table:table-cell table:style-name="Table1-Vars.A2" office:value-type="string">
            <text:p text:style-name="P26">int</text:p>
          </table:table-cell>
          <table:table-cell table:style-name="Table1-Vars.E2" office:value-type="string">
            <text:p text:style-name="P43">tsda = len(dataset)</text:p>
          </table:table-cell>
        </table:table-row>
        <table:table-row table:style-name="Table1-Vars.2">
          <table:table-cell table:style-name="Table1-Vars.A2" office:value-type="string">
            <text:p text:style-name="P26">tsfe</text:p>
          </table:table-cell>
          <table:table-cell table:style-name="Table1-Vars.A2" office:value-type="string">
            <text:p text:style-name="P3">total_size_features</text:p>
          </table:table-cell>
          <table:table-cell table:style-name="Table1-Vars.A2" office:value-type="string">
            <text:p text:style-name="P2">Total features/cols number</text:p>
          </table:table-cell>
          <table:table-cell table:style-name="Table1-Vars.A2" office:value-type="string">
            <text:p text:style-name="P26"/>
          </table:table-cell>
          <table:table-cell table:style-name="Table1-Vars.E2" office:value-type="string">
            <text:p text:style-name="P44"><text:span text:style-name="T14">t</text:span>sfe = len(dataset.columns)</text:p>
          </table:table-cell>
        </table:table-row>
        <table:table-row table:style-name="Table1-Vars.2">
          <table:table-cell table:style-name="Table1-Vars.A2" office:value-type="string">
            <text:p text:style-name="P26">ssfe</text:p>
          </table:table-cell>
          <table:table-cell table:style-name="Table1-Vars.A2" office:value-type="string">
            <text:p text:style-name="P4">sample_size_features</text:p>
          </table:table-cell>
          <table:table-cell table:style-name="Table1-Vars.A2" office:value-type="string">
            <text:p text:style-name="P2">Number of features to consider</text:p>
          </table:table-cell>
          <table:table-cell table:style-name="Table1-Vars.A2" office:value-type="string">
            <text:p text:style-name="P26"/>
          </table:table-cell>
          <table:table-cell table:style-name="Table1-Vars.E2" office:value-type="string">
            <text:p text:style-name="P8">ssfe = tsfe * spfe</text:p>
          </table:table-cell>
        </table:table-row>
        <table:table-row table:style-name="Table1-Vars.2">
          <table:table-cell table:style-name="Table1-Vars.A2" office:value-type="string">
            <text:p text:style-name="P26">sstr</text:p>
          </table:table-cell>
          <table:table-cell table:style-name="Table1-Vars.A2" office:value-type="string">
            <text:p text:style-name="P3">sample_size_training</text:p>
          </table:table-cell>
          <table:table-cell table:style-name="Table1-Vars.A2" office:value-type="string">
            <text:p text:style-name="P2">The training sample size</text:p>
          </table:table-cell>
          <table:table-cell table:style-name="Table1-Vars.A2" office:value-type="string">
            <text:p text:style-name="P26"/>
          </table:table-cell>
          <table:table-cell table:style-name="Table1-Vars.E2" office:value-type="string">
            <text:p text:style-name="P2">sstr = tsda * sptr</text:p>
          </table:table-cell>
        </table:table-row>
        <table:table-row table:style-name="Table1-Vars.2">
          <table:table-cell table:style-name="Table1-Vars.A2" office:value-type="string">
            <text:p text:style-name="P40">sste</text:p>
          </table:table-cell>
          <table:table-cell table:style-name="Table1-Vars.A2" office:value-type="string">
            <text:p text:style-name="P49">sample_size_test</text:p>
          </table:table-cell>
          <table:table-cell table:style-name="Table1-Vars.A2" office:value-type="string">
            <text:p text:style-name="P50">The test sample size</text:p>
          </table:table-cell>
          <table:table-cell table:style-name="Table1-Vars.A2" office:value-type="string">
            <text:p text:style-name="P40"/>
          </table:table-cell>
          <table:table-cell table:style-name="Table1-Vars.E2" office:value-type="string">
            <text:p text:style-name="P51">sste = tsda - sstr</text:p>
          </table:table-cell>
        </table:table-row>
        <table:table-row table:style-name="Table1-Vars.2">
          <table:table-cell table:style-name="Table1-Vars.A2" office:value-type="string">
            <text:p text:style-name="P31">psac</text:p>
          </table:table-cell>
          <table:table-cell table:style-name="Table1-Vars.A2" office:value-type="string">
            <text:p text:style-name="P11">precision_<text:span text:style-name="T9">test_accuracy</text:span></text:p>
          </table:table-cell>
          <table:table-cell table:style-name="Table1-Vars.A2" office:value-type="string">
            <text:p text:style-name="P12">Number of decimals to consider for the <text:span text:style-name="T3">tsac</text:span><text:span text:style-name="T10"> </text:span>value</text:p>
          </table:table-cell>
          <table:table-cell table:style-name="Table1-Vars.A2" office:value-type="string">
            <text:p text:style-name="P30"/>
          </table:table-cell>
          <table:table-cell table:style-name="Table1-Vars.E2" office:value-type="string">
            <text:p text:style-name="P13">Default: 2</text:p>
            <text:p text:style-name="P13">Added in the v0.1.1</text:p>
          </table:table-cell>
        </table:table-row>
        <table:table-row table:style-name="Table1-Vars.2">
          <table:table-cell table:style-name="Table1-Vars.A8" office:value-type="string">
            <text:p text:style-name="P32">tsac</text:p>
          </table:table-cell>
          <table:table-cell table:style-name="Table1-Vars.A8" office:value-type="string">
            <text:p text:style-name="P3">test_set_accuracy</text:p>
          </table:table-cell>
          <table:table-cell table:style-name="Table1-Vars.A8" office:value-type="string">
            <text:p text:style-name="P2">Current test set accuracy</text:p>
          </table:table-cell>
          <table:table-cell table:style-name="Table1-Vars.A8" office:value-type="string">
            <text:p text:style-name="P33">float</text:p>
          </table:table-cell>
          <table:table-cell table:style-name="Table1-Vars.E8" office:value-type="string">
            <text:p text:style-name="P9">Initial: 0.00</text:p>
          </table:table-cell>
        </table:table-row>
        <table:table-row table:style-name="Table1-Vars.2">
          <table:table-cell table:style-name="Table1-Vars.A2" office:value-type="string">
            <text:p text:style-name="P26">tsta</text:p>
          </table:table-cell>
          <table:table-cell table:style-name="Table1-Vars.A2" office:value-type="string">
            <text:p text:style-name="P3">test_set_target_accuracy</text:p>
          </table:table-cell>
          <table:table-cell table:style-name="Table1-Vars.A2" office:value-type="string">
            <text:p text:style-name="P2">The desired accuracy for the test set</text:p>
          </table:table-cell>
          <table:table-cell table:style-name="Table1-Vars.A2" office:value-type="string">
            <text:p text:style-name="P26"/>
          </table:table-cell>
          <table:table-cell table:style-name="Table1-Vars.E2" office:value-type="string">
            <text:p text:style-name="P5">Initial: 0.95</text:p>
          </table:table-cell>
        </table:table-row>
        <table:table-row table:style-name="Table1-Vars.2">
          <table:table-cell table:style-name="Table1-Vars.A2" office:value-type="string">
            <text:p text:style-name="P26">sptr</text:p>
          </table:table-cell>
          <table:table-cell table:style-name="Table1-Vars.A2" office:value-type="string">
            <text:p text:style-name="P3">starting_percent_training</text:p>
          </table:table-cell>
          <table:table-cell table:style-name="Table1-Vars.A2" office:value-type="string">
            <text:p text:style-name="P5">The percent of records/rows to consider for the training set</text:p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5">Initial: 0.75</text:p>
          </table:table-cell>
        </table:table-row>
        <table:table-row table:style-name="Table1-Vars.2">
          <table:table-cell table:style-name="Table1-Vars.A2" office:value-type="string">
            <text:p text:style-name="P27"><text:span text:style-name="T8">s</text:span>tpt</text:p>
          </table:table-cell>
          <table:table-cell table:style-name="Table1-Vars.A2" office:value-type="string">
            <text:p text:style-name="P10">step_percent_training</text:p>
          </table:table-cell>
          <table:table-cell table:style-name="Table1-Vars.A2" office:value-type="string">
            <text:p text:style-name="P5">How much will increment the <text:span text:style-name="T1">sptr</text:span> for each iteration</text:p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5">Default: 0.<text:span text:style-name="T7">01</text:span></text:p>
          </table:table-cell>
        </table:table-row>
        <table:table-row table:style-name="Table1-Vars.2">
          <table:table-cell table:style-name="Table1-Vars.A2" office:value-type="string">
            <text:p text:style-name="P28">spfe</text:p>
          </table:table-cell>
          <table:table-cell table:style-name="Table1-Vars.A2" office:value-type="string">
            <text:p text:style-name="P3">starting_percent_features</text:p>
          </table:table-cell>
          <table:table-cell table:style-name="Table1-Vars.A2" office:value-type="string">
            <text:p text:style-name="P6">The percent of <text:span text:style-name="T4">features</text:span>/<text:span text:style-name="T4">cols</text:span> to consider</text:p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8">Initial: 0.75</text:p>
          </table:table-cell>
        </table:table-row>
        <table:table-row table:style-name="Table1-Vars.2">
          <table:table-cell table:style-name="Table1-Vars.A2" office:value-type="string">
            <text:p text:style-name="P29">stpf</text:p>
          </table:table-cell>
          <table:table-cell table:style-name="Table1-Vars.A2" office:value-type="string">
            <text:p text:style-name="P3">step_percent_features</text:p>
          </table:table-cell>
          <table:table-cell table:style-name="Table1-Vars.A2" office:value-type="string">
            <text:p text:style-name="P7">How much will increment the <text:span text:style-name="T1">sp</text:span><text:span text:style-name="T2">fe</text:span> for each iteration</text:p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7">Default: 0.1<text:span text:style-name="T7">0</text:span></text:p>
          </table:table-cell>
        </table:table-row>
        <table:table-row table:style-name="Table1-Vars.2">
          <table:table-cell table:style-name="Table1-Vars.A2" office:value-type="string">
            <text:p text:style-name="P36">sptt</text:p>
          </table:table-cell>
          <table:table-cell table:style-name="Table1-Vars.A2" office:value-type="string">
            <text:p text:style-name="P18">starting_percent_test</text:p>
          </table:table-cell>
          <table:table-cell table:style-name="Table1-Vars.A2" office:value-type="string">
            <text:p text:style-name="P19">The percent of records/rows to consider for the <text:span text:style-name="T5">test</text:span> set</text:p>
          </table:table-cell>
          <table:table-cell table:style-name="Table1-Vars.A2" office:value-type="string">
            <text:p text:style-name="P37"/>
          </table:table-cell>
          <table:table-cell table:style-name="Table1-Vars.E2" office:value-type="string">
            <text:p text:style-name="P21">Initial: 0.1<text:span text:style-name="T7">0</text:span></text:p>
          </table:table-cell>
        </table:table-row>
        <table:table-row table:style-name="Table1-Vars.2">
          <table:table-cell table:style-name="Table1-Vars.A2" office:value-type="string">
            <text:p text:style-name="P38">sppr</text:p>
          </table:table-cell>
          <table:table-cell table:style-name="Table1-Vars.A2" office:value-type="string">
            <text:p text:style-name="P22">starting_percent_prediction</text:p>
          </table:table-cell>
          <table:table-cell table:style-name="Table1-Vars.A2" office:value-type="string">
            <text:p text:style-name="P20">The percent of records/rows to consider for the <text:span text:style-name="T6">prediction</text:span> set</text:p>
          </table:table-cell>
          <table:table-cell table:style-name="Table1-Vars.A2" office:value-type="string">
            <text:p text:style-name="P37"/>
          </table:table-cell>
          <table:table-cell table:style-name="Table1-Vars.E2" office:value-type="string">
            <text:p text:style-name="P23">Default: 0.10</text:p>
          </table:table-cell>
        </table:table-row>
        <table:table-row table:style-name="Table1-Vars.2">
          <table:table-cell table:style-name="Table1-Vars.A2" office:value-type="string">
            <text:p text:style-name="P34"><text:span text:style-name="T11">h</text:span>lan</text:p>
          </table:table-cell>
          <table:table-cell table:style-name="Table1-Vars.A2" office:value-type="string">
            <text:p text:style-name="P14">hidden_layers_number</text:p>
          </table:table-cell>
          <table:table-cell table:style-name="Table1-Vars.A2" office:value-type="string">
            <text:p text:style-name="P15">The number of hidden layers</text:p>
          </table:table-cell>
          <table:table-cell table:style-name="Table1-Vars.A2" office:value-type="string">
            <text:p text:style-name="P30"/>
          </table:table-cell>
          <table:table-cell table:style-name="Table1-Vars.E2" office:value-type="string">
            <text:p text:style-name="P48"><text:span text:style-name="T12">Default</text:span>: 1</text:p>
            <text:p text:style-name="P47">Added in v0.1.2<text:span text:style-name="T15">s</text:span></text:p>
          </table:table-cell>
        </table:table-row>
        <table:table-row table:style-name="Table1-Vars.2">
          <table:table-cell table:style-name="Table1-Vars.A2" office:value-type="string">
            <text:p text:style-name="P35">npla</text:p>
          </table:table-cell>
          <table:table-cell table:style-name="Table1-Vars.A2" office:value-type="string">
            <text:p text:style-name="P16">neurons_per_layer</text:p>
          </table:table-cell>
          <table:table-cell table:style-name="Table1-Vars.A2" office:value-type="string">
            <text:p text:style-name="P17">Number of neurons for each hidden layer</text:p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45">Default: 1</text:p>
            <text:p text:style-name="P46">Added in v0.1.2</text:p>
          </table:table-cell>
        </table:table-row>
        <table:table-row table:style-name="Table1-Vars.2">
          <table:table-cell table:style-name="Table1-Vars.A2" office:value-type="string">
            <text:p text:style-name="P39"><text:span text:style-name="T13">l</text:span>tst</text:p>
          </table:table-cell>
          <table:table-cell table:style-name="Table1-Vars.A2" office:value-type="string">
            <text:p text:style-name="P41">limit_train_steps</text:p>
          </table:table-cell>
          <table:table-cell table:style-name="Table1-Vars.A2" office:value-type="string">
            <text:p text:style-name="P42">Limit the train steps number</text:p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42">Default: 1000</text:p>
            <text:p text:style-name="P46">Added in v0.1.2</text:p>
          </table:table-cell>
        </table:table-row>
        <table:table-row table:style-name="Table1-Vars.2">
          <table:table-cell table:style-name="Table1-Vars.A2" office:value-type="string">
            <text:p text:style-name="P25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25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25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25"/>
          </table:table-cell>
          <table:table-cell table:style-name="Table1-Vars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3T02:51:05.669846530</dc:date>
    <meta:editing-duration>PT2H54M5S</meta:editing-duration>
    <meta:editing-cycles>34</meta:editing-cycles>
    <meta:generator>LibreOffice/6.0.1.1$Linux_X86_64 LibreOffice_project/60bfb1526849283ce2491346ed2aa51c465abfe6</meta:generator>
    <meta:document-statistic meta:table-count="1" meta:image-count="0" meta:object-count="0" meta:page-count="1" meta:paragraph-count="79" meta:word-count="210" meta:character-count="1426" meta:non-whitespace-character-count="1295"/>
  </office:meta>
</office:document-meta>
</file>